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 PL UKai CN" svg:font-family="'AR PL UKai CN'"/>
    <style:font-face style:name="Lohit Hindi1" svg:font-family="'Lohit Hindi'"/>
    <style:font-face style:name="宋体" svg:font-family="宋体, SimSun"/>
    <style:font-face style:name="Times New Roman" svg:font-family="'Times New Roman'" style:font-family-generic="roman"/>
    <style:font-face style:name="Courier New" svg:font-family="'Courier New'" style:font-family-generic="modern" style:font-pitch="fixed"/>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margin-top="0cm" fo:margin-bottom="0cm" style:line-height-at-least="0.661cm" fo:text-align="start" style:justify-single-word="false" fo:orphans="2" fo:widows="2" fo:text-indent="0cm" style:auto-text-indent="false" fo:padding="0cm" fo:border="none"/>
    </style:style>
    <style:style style:name="T1" style:family="text">
      <style:text-properties fo:font-variant="normal" fo:text-transform="none" fo:color="#000000" fo:font-size="10.5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fo:letter-spacing="normal" style:font-size-asian="10.5pt" style:font-style-asian="normal" style:font-weight-asian="normal"/>
    </style:style>
    <style:style style:name="T4" style:family="text">
      <style:text-properties fo:font-variant="normal" fo:text-transform="none" fo:color="#0000ff" style:text-line-through-style="none" fo:font-size="10.5pt" fo:letter-spacing="normal" fo:font-style="normal" style:text-underline-style="none" fo:font-weight="normal" style:text-blinking="false"/>
    </style:style>
    <style:style style:name="T5" style:family="text">
      <style:text-properties fo:font-variant="normal" fo:text-transform="none" fo:color="#0000ff" style:text-line-through-style="none" fo:letter-spacing="normal" style:text-underline-style="none" style:text-blinking="false" style:font-size-asian="10.5pt" style:font-style-asian="normal" style:font-weight-asian="normal"/>
    </style:style>
    <style:style style:name="T6" style:family="text">
      <style:text-properties fo:font-variant="normal" fo:text-transform="none" fo:color="#333333" style:text-line-through-style="none" fo:font-size="10.5pt"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  </text:span><text:span text:style-name="T3">消息队列（也叫做报文队列）能够克服早期</text:span><text:span text:style-name="T1">unix</text:span><text:span text:style-name="T3">通信机制的一些缺点。作为早期</text:span><text:span text:style-name="T1">unix</text:span><text:span text:style-name="T3">通信机制之一的信号能够传送的信息量有限，后来虽然 </text:span><text:span text:style-name="T1">POSIX 1003.1b</text:span><text:span text:style-name="T3">在信号的实时性方面作了拓广，使得信号在传递信息量方面有了相当程度的改进，但是信号这种通信方式更像</text:span><text:span text:style-name="T1">"</text:span><text:span text:style-name="T3">即时</text:span><text:span text:style-name="T1">"</text:span><text:span text:style-name="T3">的通信方式，它要求接受信号的进程在某个时间范围内对信号做出反应，因此该信号最多在接受信号进程的生命周期内才有意义，信号所传递的信息是接近于随进程持续的概念（</text:span><text:span text:style-name="T1">process-persistent</text:span><text:span text:style-name="T3">），见 附录 </text:span><text:span text:style-name="T1">1;</text:span><text:span text:style-name="T3">管道及有名管道及有名管道则是典型的随进程持续</text:span><text:span text:style-name="T1">IPC,</text:span><text:span text:style-name="T3">并且，只能传送无格式的字节流无疑会给应用程序开发带来不便，另外，它的缓冲区大小也受到限制。</text:span><text:line-break/><text:span text:style-name="T2">    </text:span><text:line-break/><text:span text:style-name="T2">    </text:span><text:span text:style-name="T3">消息队列就是一个消息的链表。可以把消息看作一个记录，具有特定的格式以及特定的优先级。对消息队列有写权限的进程可以向中按照一定的规则添加新消息；对消息队列有读权限的进程则可以从消息队列中读走消息。消息队列是随内核持续的（参见 附录 </text:span><text:span text:style-name="T1">1</text:span><text:span text:style-name="T3">）。</text:span><text:line-break/><text:span text:style-name="T2">    </text:span><text:line-break/><text:span text:style-name="T2">    </text:span><text:span text:style-name="T3">目前主要有两种类型的消息队列：</text:span><text:span text:style-name="T1">POSIX</text:span><text:span text:style-name="T3">消息队列以及系统</text:span><text:span text:style-name="T1">V</text:span><text:span text:style-name="T3">消息队列，系统</text:span><text:span text:style-name="T1">V</text:span><text:span text:style-name="T3">消息队列目前被大量使用。考虑到程序的可移植性，新开发的应用程序应尽量使用</text:span><text:span text:style-name="T1">POSIX</text:span><text:span text:style-name="T3">消息队列。</text:span><text:line-break/><text:span text:style-name="T2">    </text:span><text:line-break/><text:span text:style-name="T2">    </text:span><text:span text:style-name="T3">在本系列专题的序（深刻理解</text:span><text:span text:style-name="T1">Linux</text:span><text:span text:style-name="T3">进程间通信（</text:span><text:span text:style-name="T1">IPC</text:span><text:span text:style-name="T3">））中，提到对于消息队列、信号灯、以及共享内存区来说，有两个实现版本：</text:span><text:span text:style-name="T1">POSIX</text:span><text:span text:style-name="T3">的以及系统</text:span><text:span text:style-name="T1">V</text:span><text:span text:style-name="T3">的。</text:span><text:span text:style-name="T1">Linux</text:span><text:span text:style-name="T3">内核（内核</text:span><text:span text:style-name="T1">2.4.18</text:span><text:span text:style-name="T3">）支持</text:span><text:span text:style-name="T1">POSIX</text:span><text:span text:style-name="T3">信号灯、</text:span><text:span text:style-name="T1">POSIX</text:span><text:span text:style-name="T3">共享内存区以及</text:span><text:span text:style-name="T1">POSIX</text:span><text:span text:style-name="T3">消息队列，但对于主流 </text:span><text:span text:style-name="T1">Linux</text:span><text:span text:style-name="T3">发行版本之一</text:span><text:span text:style-name="T1">redhad8.0</text:span><text:span text:style-name="T3">（内核</text:span><text:span text:style-name="T1">2.4.18</text:span><text:span text:style-name="T3">），还没有提供对</text:span><text:span text:style-name="T1">POSIX</text:span><text:span text:style-name="T3">进程间通信</text:span><text:span text:style-name="T1">API</text:span><text:span text:style-name="T3">的支持，不过应该只是时间上的事。</text:span><text:line-break/><text:span text:style-name="T2">    </text:span><text:line-break/><text:span text:style-name="T2">    </text:span><text:span text:style-name="T3">因此，本文将主要介绍系统</text:span><text:span text:style-name="T1">V</text:span><text:span text:style-name="T3">消息队列及其相应</text:span><text:span text:style-name="T1">API. </text:span><text:span text:style-name="T3">在没有声明的情况下，以下讨论中指的都是系统</text:span><text:span text:style-name="T1">V</text:span><text:span text:style-name="T3">消息队列。</text:span><text:line-break/><text:span text:style-name="T2">    </text:span><text:line-break/><text:span text:style-name="T2">    </text:span><text:span text:style-name="T3">一、消息队列基本概念</text:span><text:line-break/><text:span text:style-name="T2">    </text:span><text:line-break/><text:span text:style-name="T2">    </text:span><text:span text:style-name="T3">系统</text:span><text:span text:style-name="T1">V</text:span><text:span text:style-name="T3">消息队列是随内核持续的，只有在内核重起或者显示删除一个消息队列时，该消息队列才会真正被删除。因此系统中记录消息队列的数据结构（</text:span><text:span text:style-name="T1">struct ipc_ids msg_ids</text:span><text:span text:style-name="T3">）位于内核中，系统中的所有消息队列都可以在结构</text:span><text:span text:style-name="T1">msg_ids</text:span><text:span text:style-name="T3">中找到访问入口。</text:span><text:line-break/><text:span text:style-name="T2">    </text:span><text:line-break/><text:span text:style-name="T2">    </text:span><text:span text:style-name="T3">消息队列就是一个消息的链表。每个消息队列都有一个队列头，用结构</text:span><text:span text:style-name="T1">struct msg_queue</text:span><text:span text:style-name="T3">来描述（参见 附录 </text:span><text:span text:style-name="T1">2</text:span><text:span text:style-name="T3">）。队列头中包含了该消息队列的大量信息，包括消息队列键值、用户</text:span><text:span text:style-name="T1">ID</text:span><text:span text:style-name="T3">、组</text:span><text:span text:style-name="T1">ID</text:span><text:span text:style-name="T3">、消息队列中消息数目等等，甚至记录了最近对消息队列读写进程的</text:span><text:span text:style-name="T1">ID.</text:span><text:span text:style-name="T3">读者可以访问这些信息，也可以设置其中的某些信息。</text:span><text:line-break/><text:span text:style-name="T2">    </text:span><text:line-break/><text:span text:style-name="T2">    </text:span><text:span text:style-name="T3">下图说明了内核与消息队列是怎样建立起联系的：</text:span><text:line-break/><text:span text:style-name="T2">    </text:span><text:line-break/><text:span text:style-name="T2">    </text:span><text:span text:style-name="T3">其中：</text:span><text:span text:style-name="T1">struct ipc_ids msg_ids</text:span><text:span text:style-name="T3">是内核中记录消息队列的全局数据结构；</text:span><text:span text:style-name="T1">struct msg_queue</text:span><text:span text:style-name="T3">是每个消息队列的队列头。</text:span><text:line-break/><text:soft-page-break/><text:span text:style-name="T2">    </text:span><text:line-break/><text:span text:style-name="T2">    </text:span><text:span text:style-name="T3">从上图可以看出，全局数据结构 </text:span><text:span text:style-name="T1">struct ipc_ids msg_ids </text:span><text:span text:style-name="T3">可以访问到每个消息队列头的第一个成员：</text:span><text:span text:style-name="T1">struct kern_ipc_perm;</text:span><text:span text:style-name="T3">而每个</text:span><text:span text:style-name="T1">struct kern_ipc_perm</text:span><text:span text:style-name="T3">能够与具体的消息队列对应起来是因为在该结构中，有一个</text:span><text:span text:style-name="T1">key_t</text:span><text:span text:style-name="T3">类型成员</text:span><text:span text:style-name="T1">key,</text:span><text:span text:style-name="T3">而</text:span><text:span text:style-name="T1">key</text:span><text:span text:style-name="T3">则唯一确定一个消息队列。 </text:span><text:span text:style-name="T1">kern_ipc_perm</text:span><text:span text:style-name="T3">结构如下：</text:span><text:line-break/><text:span text:style-name="T2">    </text:span><text:line-break/><text:span text:style-name="T2">    </text:span><text:span text:style-name="T1">struct kern_ipc_perm{ //</text:span><text:span text:style-name="T3">内核中记录消息队列的全局数据结构</text:span><text:span text:style-name="T1">msg_ids</text:span><text:span text:style-name="T3">能够访问到该结构；</text:span><text:line-break/><text:span text:style-name="T2">    </text:span><text:line-break/><text:span text:style-name="T2">    </text:span><text:span text:style-name="T1">key_t key; //</text:span><text:span text:style-name="T3">该键值则唯一对应一个消息队列</text:span><text:line-break/><text:span text:style-name="T2">    </text:span><text:line-break/><text:span text:style-name="T2">    </text:span><text:span text:style-name="T1">uid_t uid;</text:span><text:line-break/><text:span text:style-name="T2">    </text:span><text:line-break/><text:span text:style-name="T2">    </text:span><text:span text:style-name="T1">gid_t gid;</text:span><text:line-break/><text:span text:style-name="T2">    </text:span><text:line-break/><text:span text:style-name="T2">    </text:span><text:span text:style-name="T1">uid_t cuid;</text:span><text:line-break/><text:span text:style-name="T2">    </text:span><text:line-break/><text:span text:style-name="T2">    </text:span><text:span text:style-name="T1">gid_t cgid;</text:span><text:line-break/><text:span text:style-name="T2">    </text:span><text:line-break/><text:span text:style-name="T2">    </text:span><text:span text:style-name="T1">mode_t mode;</text:span><text:line-break/><text:span text:style-name="T2">    </text:span><text:line-break/><text:span text:style-name="T2">    </text:span><text:span text:style-name="T1">unsigned long seq;</text:span><text:line-break/><text:span text:style-name="T2">    </text:span><text:line-break/><text:span text:style-name="T2">    </text:span><text:span text:style-name="T3">二、操作消息队列</text:span><text:line-break/><text:span text:style-name="T2">    </text:span><text:line-break/><text:span text:style-name="T2">    </text:span><text:span text:style-name="T3">对消息队列的操作无非有下面三种类型：</text:span><text:line-break/><text:span text:style-name="T2">    </text:span><text:line-break/><text:span text:style-name="T2">    </text:span><text:span text:style-name="T1">1</text:span><text:span text:style-name="T3">、 打开或创建消息队列</text:span><text:line-break/><text:span text:style-name="T2">    </text:span><text:line-break/><text:span text:style-name="T2">    </text:span><text:span text:style-name="T3">消息队列的内核持续性要求每个消息队列都在系统范围内对应唯一的键值，所以，要获得一个消息队列的描述字，只需提供该消息队列的键值即可；</text:span><text:line-break/><text:span text:style-name="T2">    </text:span><text:line-break/><text:span text:style-name="T2">    </text:span><text:span text:style-name="T3">注：消息队列描述字是由在系统范围内唯一的键值生成的，而键值可以看作对应系统内的一条路经。</text:span><text:line-break/><text:span text:style-name="T2">    </text:span><text:line-break/><text:span text:style-name="T2">    </text:span><text:span text:style-name="T1">2</text:span><text:span text:style-name="T3">、 读写操作</text:span><text:line-break/><text:span text:style-name="T2">    </text:span><text:line-break/><text:span text:style-name="T2">    </text:span><text:span text:style-name="T3">消息读写操作非常简单，对开发人员来说，每个消息都类似如下的数据结构：</text:span><text:line-break/><text:span text:style-name="T2">    </text:span><text:line-break/><text:span text:style-name="T2">    </text:span><text:span text:style-name="T1">struct msgbuf{ long mtype; char mtext[1]; };</text:span><text:line-break/><text:span text:style-name="T2">    </text:span><text:line-break/><text:soft-page-break/><text:span text:style-name="T2">    </text:span><text:span text:style-name="T1">mtype</text:span><text:span text:style-name="T3">成员代表消息类型，从消息队列中读取消息的一个重要依据就是消息的类型；</text:span><text:span text:style-name="T1">mtext</text:span><text:span text:style-name="T3">是消息内容，当然长度不一定为</text:span><text:span text:style-name="T1">1.</text:span><text:span text:style-name="T3">因此，对于发送消息来说，首先预置一个</text:span><text:span text:style-name="T1">msgbuf</text:span><text:span text:style-name="T3">缓冲区并写入消息类型和内容，调用相应的发送函数即可；对读取消息来说，首先分配这样一个</text:span><text:span text:style-name="T1">msgbuf</text:span><text:span text:style-name="T3">缓冲区，然后把消息读入该缓冲区即可。</text:span><text:line-break/><text:span text:style-name="T2">    </text:span><text:line-break/><text:span text:style-name="T2">    </text:span><text:span text:style-name="T1">3</text:span><text:span text:style-name="T3">、 获得或设置消息队列属性：</text:span><text:line-break/><text:span text:style-name="T2">    </text:span><text:line-break/><text:span text:style-name="T2">    </text:span><text:span text:style-name="T3">消息队列的信息基本上都保存在消息队列头中，因此，可以分配一个类似于消息队列头的结构（</text:span><text:span text:style-name="T1">struct msqid_ds,</text:span><text:span text:style-name="T3">见 附录 </text:span><text:span text:style-name="T1">2</text:span><text:span text:style-name="T3">），来返回消息队列的属性；同样可以设置该数据结构。</text:span><text:line-break/><text:span text:style-name="T2">    </text:span><text:line-break/><text:span text:style-name="T2">    </text:span><text:span text:style-name="T3">消息队列</text:span><text:span text:style-name="T1">API</text:span><text:line-break/><text:span text:style-name="T2">    </text:span><text:line-break/><text:span text:style-name="T2">    </text:span><text:span text:style-name="T1">1</text:span><text:span text:style-name="T3">、文件名到键值</text:span><text:line-break/><text:span text:style-name="T2">    </text:span><text:line-break/><text:span text:style-name="T2">    </text:span><text:span text:style-name="T1">#include &lt;sys/types.h&gt;</text:span><text:line-break/><text:span text:style-name="T2">    </text:span><text:line-break/><text:span text:style-name="T2">    </text:span><text:span text:style-name="T1">#include &lt;sys/ipc.h&gt;</text:span><text:line-break/><text:span text:style-name="T2">    </text:span><text:line-break/><text:span text:style-name="T2">    </text:span><text:span text:style-name="T1">key_t ftok </text:span><text:span text:style-name="T3">（</text:span><text:span text:style-name="T1">char*pathname, char proj</text:span><text:span text:style-name="T3">）</text:span><text:line-break/><text:span text:style-name="T2">    </text:span><text:line-break/><text:span text:style-name="T2">    </text:span><text:span text:style-name="T3">它返回与路径</text:span><text:span text:style-name="T1">pathname</text:span><text:span text:style-name="T3">相对应的一个键值。该函数不直接对消息队列操作，但在调用</text:span><text:span text:style-name="T1">ipc</text:span><text:span text:style-name="T3">（</text:span><text:span text:style-name="T1">MSGGET,…</text:span><text:span text:style-name="T3">）或</text:span><text:span text:style-name="T1">msgget</text:span><text:span text:style-name="T3">（）来获得消息队列描述字前，往往要调用该函数。典型的调用代码是：</text:span><text:line-break/><text:span text:style-name="T2">    </text:span><text:line-break/><text:span text:style-name="T2">    </text:span><text:span text:style-name="T1">key=ftok</text:span><text:span text:style-name="T3">（</text:span><text:span text:style-name="T1">path_ptr, 'a'</text:span><text:span text:style-name="T3">）；</text:span><text:line-break/><text:span text:style-name="T2">    </text:span><text:line-break/><text:span text:style-name="T2">    </text:span><text:span text:style-name="T1">ipc_id=ipc</text:span><text:span text:style-name="T3">（</text:span><text:span text:style-name="T1">MSGGET, </text:span><text:span text:style-name="T3">（</text:span><text:span text:style-name="T1">int</text:span><text:span text:style-name="T3">）</text:span><text:span text:style-name="T1">key, flags,0,NULL,0</text:span><text:span text:style-name="T3">）；</text:span><text:line-break/><text:span text:style-name="T2">    </text:span><text:line-break/><text:span text:style-name="T2">    …</text:span><text:line-break/><text:span text:style-name="T2">    </text:span><text:line-break/><text:span text:style-name="T2">    </text:span><text:span text:style-name="T1">2</text:span><text:span text:style-name="T3">、</text:span><text:a xlink:type="simple" xlink:href="http://linux.chinaitlab.com/" office:target-frame-name="_blank" xlink:show="new"><text:span text:style-name="T4">linux</text:span></text:a><text:span text:style-name="T3">为操作系统</text:span><text:span text:style-name="T1">V</text:span><text:span text:style-name="T3">进程间通信的三种方式（消息队列、信号灯、共享内存区）提供了一个统一的用户界面：</text:span><text:line-break/><text:span text:style-name="T2">    </text:span><text:line-break/><text:span text:style-name="T2">    </text:span><text:span text:style-name="T1">int ipc</text:span><text:span text:style-name="T3">（</text:span><text:span text:style-name="T1">unsigned int call, int first, int second, int third, void * ptr, long fifth</text:span><text:span text:style-name="T3">）；</text:span><text:line-break/><text:span text:style-name="T2">    </text:span><text:line-break/><text:span text:style-name="T2">    </text:span><text:span text:style-name="T3">第一个参数指明对</text:span><text:span text:style-name="T1">IPC</text:span><text:span text:style-name="T3">对象的操作方式，对消息队列而言共有四种操作：</text:span><text:span text:style-name="T1">MSGSND</text:span><text:span text:style-name="T3">、</text:span><text:span text:style-name="T1">MSGRCV</text:span><text:span text:style-name="T3">、</text:span><text:span text:style-name="T1">MSGGET</text:span><text:span text:style-name="T3">以及</text:span><text:span text:style-name="T1">MSGCTL,</text:span><text:span text:style-name="T3">分别代表向消息队列发送消息、从消息队列读取消息、打开或创建消息队列、控制消息队列；</text:span><text:span text:style-name="T1">first</text:span><text:span text:style-name="T3">参数代表唯一的</text:span><text:span text:style-name="T1">IPC</text:span><text:span text:style-name="T3">对象；下面将介绍四种操作。</text:span><text:line-break/><text:span text:style-name="T2">    </text:span><text:line-break/><text:soft-page-break/><text:span text:style-name="T2">    </text:span><text:span text:style-name="T1">int ipc</text:span><text:span text:style-name="T3">（ </text:span><text:span text:style-name="T1">MSGGET, intfirst, intsecond, intthird, void*ptr, longfifth</text:span><text:span text:style-name="T3">）；</text:span><text:line-break/><text:span text:style-name="T2">    </text:span><text:line-break/><text:span text:style-name="T2">    </text:span><text:span text:style-name="T3">与该操作对应的系统</text:span><text:span text:style-name="T1">V</text:span><text:span text:style-name="T3">调用为：</text:span><text:span text:style-name="T1">int msgget</text:span><text:span text:style-name="T3">（ （</text:span><text:span text:style-name="T1">key_t</text:span><text:span text:style-name="T3">）</text:span><text:span text:style-name="T1">first,second</text:span><text:span text:style-name="T3">）。</text:span><text:line-break/><text:span text:style-name="T2">    </text:span><text:line-break/><text:span text:style-name="T2">    </text:span><text:span text:style-name="T1">int ipc</text:span><text:span text:style-name="T3">（ </text:span><text:span text:style-name="T1">MSGCTL, intfirst, intsecond, intthird, void*ptr, longfifth</text:span><text:span text:style-name="T3">）</text:span><text:line-break/><text:span text:style-name="T2">    </text:span><text:line-break/><text:span text:style-name="T2">    </text:span><text:span text:style-name="T3">与该操作对应的系统</text:span><text:span text:style-name="T1">V</text:span><text:span text:style-name="T3">调用为：</text:span><text:span text:style-name="T1">int msgctl</text:span><text:span text:style-name="T3">（ </text:span><text:span text:style-name="T1">first,second, </text:span><text:span text:style-name="T3">（</text:span><text:span text:style-name="T1">struct msqid_ds*</text:span><text:span text:style-name="T3">） </text:span><text:span text:style-name="T1">ptr</text:span><text:span text:style-name="T3">）。</text:span><text:line-break/><text:span text:style-name="T2">    </text:span><text:line-break/><text:span text:style-name="T2">    </text:span><text:span text:style-name="T1">int ipc</text:span><text:span text:style-name="T3">（ </text:span><text:span text:style-name="T1">MSGSND, intfirst, intsecond, intthird, void*ptr, longfifth</text:span><text:span text:style-name="T3">）；</text:span><text:line-break/><text:span text:style-name="T2">    </text:span><text:line-break/><text:span text:style-name="T2">    </text:span><text:span text:style-name="T3">与该操作对应的系统</text:span><text:span text:style-name="T1">V</text:span><text:span text:style-name="T3">调用为：</text:span><text:span text:style-name="T1">int msgsnd</text:span><text:span text:style-name="T3">（ </text:span><text:span text:style-name="T1">first, </text:span><text:span text:style-name="T3">（</text:span><text:span text:style-name="T1">struct msgbuf*</text:span><text:span text:style-name="T3">）</text:span><text:span text:style-name="T1">ptr, second, third</text:span><text:span text:style-name="T3">）。</text:span><text:line-break/><text:span text:style-name="T2">    </text:span><text:line-break/><text:span text:style-name="T2">    </text:span><text:span text:style-name="T1">int ipc</text:span><text:span text:style-name="T3">（ </text:span><text:span text:style-name="T1">MSGRCV, intfirst, intsecond, intthird, void*ptr, longfifth</text:span><text:span text:style-name="T3">）；</text:span><text:line-break/><text:span text:style-name="T2">    </text:span><text:line-break/><text:span text:style-name="T2">    </text:span><text:span text:style-name="T3">与该操作对应的系统</text:span><text:span text:style-name="T1">V</text:span><text:span text:style-name="T3">调用为：</text:span><text:span text:style-name="T1">int msgrcv</text:span><text:span text:style-name="T3">（ </text:span><text:span text:style-name="T1">first,</text:span><text:span text:style-name="T3">（</text:span><text:span text:style-name="T1">struct msgbuf*</text:span><text:span text:style-name="T3">）</text:span><text:span text:style-name="T1">ptr, second, fifth,third</text:span><text:span text:style-name="T3">），</text:span><text:line-break/><text:span text:style-name="T2">    </text:span><text:line-break/><text:span text:style-name="T2">    </text:span><text:span text:style-name="T3">注：本人不主张采用系统调用</text:span><text:span text:style-name="T1">ipc</text:span><text:span text:style-name="T3">（），而更倾向于采用系统</text:span><text:span text:style-name="T1">V</text:span><text:span text:style-name="T3">或者</text:span><text:span text:style-name="T1">POSIX</text:span><text:span text:style-name="T3">进程间通信</text:span><text:span text:style-name="T1">API.</text:span><text:span text:style-name="T3">原因如下：</text:span><text:line-break/><text:span text:style-name="T2">    </text:span><text:line-break/><text:span text:style-name="T2">    </text:span><text:span text:style-name="T3">虽然该系统调用提供了统一的用户界面，但正是由于这个特性，它的参数几乎不能给出特定的实际意义（如以</text:span><text:span text:style-name="T1">first</text:span><text:span text:style-name="T3">、</text:span><text:span text:style-name="T1">second</text:span><text:span text:style-name="T3">来命名参数），在一定程度上造成开发不便。</text:span><text:line-break/><text:span text:style-name="T2">    </text:span><text:line-break/><text:span text:style-name="T2">    </text:span><text:span text:style-name="T3">正如</text:span><text:span text:style-name="T1">ipc</text:span><text:span text:style-name="T3">手册所说的：</text:span><text:span text:style-name="T1">ipc</text:span><text:span text:style-name="T3">（）是</text:span><text:a xlink:type="simple" xlink:href="http://linux.chinaitlab.com/" office:target-frame-name="_blank" xlink:show="new"><text:span text:style-name="T4">linux</text:span></text:a><text:span text:style-name="T3">所特有的，编写程序时应注意程序的移植性问题；</text:span><text:line-break/><text:span text:style-name="T2">    </text:span><text:line-break/><text:span text:style-name="T2">    </text:span><text:span text:style-name="T3">该系统调用的实现不过是把系统</text:span><text:span text:style-name="T1">V IPC</text:span><text:span text:style-name="T3">函数进行了封装，没有任何效率上的优势；</text:span><text:line-break/><text:span text:style-name="T2">    </text:span><text:line-break/><text:span text:style-name="T2">    </text:span><text:span text:style-name="T3">系统</text:span><text:span text:style-name="T1">V</text:span><text:span text:style-name="T3">在</text:span><text:span text:style-name="T1">IPC</text:span><text:span text:style-name="T3">方面的</text:span><text:span text:style-name="T1">API</text:span><text:span text:style-name="T3">数量不多，形式也较简洁。</text:span><text:line-break/><text:span text:style-name="T2">    </text:span><text:line-break/><text:span text:style-name="T2">    </text:span><text:span text:style-name="T1">3.</text:span><text:span text:style-name="T3">系统</text:span><text:span text:style-name="T1">V</text:span><text:span text:style-name="T3">消息队列</text:span><text:span text:style-name="T1">API</text:span><text:line-break/><text:span text:style-name="T2">    </text:span><text:line-break/><text:span text:style-name="T2">    </text:span><text:span text:style-name="T3">系统</text:span><text:span text:style-name="T1">V</text:span><text:span text:style-name="T3">消息队列</text:span><text:span text:style-name="T1">API</text:span><text:span text:style-name="T3">共有四个，使用时需要包括几个头文件：</text:span><text:line-break/><text:span text:style-name="T2">    </text:span><text:line-break/><text:span text:style-name="T2">    </text:span><text:span text:style-name="T1">#include &lt;sys/types.h&gt;</text:span><text:line-break/><text:span text:style-name="T2">    </text:span><text:line-break/><text:span text:style-name="T2">    </text:span><text:span text:style-name="T1">#include &lt;sys/ipc.h&gt;</text:span><text:line-break/><text:span text:style-name="T2">    </text:span><text:line-break/><text:span text:style-name="T2">    </text:span><text:span text:style-name="T1">#include &lt;sys/msg.h&gt;</text:span><text:line-break/><text:span text:style-name="T2">    </text:span><text:line-break/><text:soft-page-break/><text:span text:style-name="T2">    </text:span><text:span text:style-name="T1">1</text:span><text:span text:style-name="T3">）</text:span><text:span text:style-name="T1">int msgget</text:span><text:span text:style-name="T3">（</text:span><text:span text:style-name="T1">key_t key, int msgflg</text:span><text:span text:style-name="T3">）</text:span><text:line-break/><text:span text:style-name="T2">    </text:span><text:line-break/><text:span text:style-name="T2">    </text:span><text:span text:style-name="T3">参数</text:span><text:span text:style-name="T1">key</text:span><text:span text:style-name="T3">是一个键值，由</text:span><text:span text:style-name="T1">ftok</text:span><text:span text:style-name="T3">获得；</text:span><text:span text:style-name="T1">msgflg</text:span><text:span text:style-name="T3">参数是一些标志位。该调用返回与健值</text:span><text:span text:style-name="T1">key</text:span><text:span text:style-name="T3">相对应的消息队列描述字。</text:span><text:line-break/><text:span text:style-name="T2">    </text:span><text:line-break/><text:span text:style-name="T2">    </text:span><text:span text:style-name="T3">在以下两种情况下，该调用将创建一个新的消息队列：</text:span><text:line-break/><text:span text:style-name="T2">    </text:span><text:line-break/><text:span text:style-name="T2">    </text:span><text:span text:style-name="T3">如果没有消息队列与健值</text:span><text:span text:style-name="T1">key</text:span><text:span text:style-name="T3">相对应，并且</text:span><text:span text:style-name="T1">msgflg</text:span><text:span text:style-name="T3">中包含了</text:span><text:span text:style-name="T1">IPC_CREAT</text:span><text:span text:style-name="T3">标志位；</text:span><text:line-break/><text:span text:style-name="T2">    </text:span><text:line-break/><text:span text:style-name="T2">    </text:span><text:span text:style-name="T1">key</text:span><text:span text:style-name="T3">参数为</text:span><text:span text:style-name="T1">IPC_PRIVATE;</text:span><text:line-break/><text:span text:style-name="T2">    </text:span><text:line-break/><text:span text:style-name="T2">    </text:span><text:span text:style-name="T3">参数</text:span><text:span text:style-name="T1">msgflg</text:span><text:span text:style-name="T3">可以为以下：</text:span><text:span text:style-name="T1">IPC_CREAT</text:span><text:span text:style-name="T3">、</text:span><text:span text:style-name="T1">IPC_EXCL</text:span><text:span text:style-name="T3">、</text:span><text:span text:style-name="T1">IPC_NOWAIT</text:span><text:span text:style-name="T3">或三者的或结果。</text:span><text:line-break/><text:span text:style-name="T2">    </text:span><text:line-break/><text:span text:style-name="T2">    </text:span><text:span text:style-name="T3">调用返回：成功返回消息队列描述字，否则返回</text:span><text:span text:style-name="T1">-1.</text:span><text:line-break/><text:span text:style-name="T2">    </text:span><text:line-break/><text:span text:style-name="T2">    </text:span><text:span text:style-name="T3">注：参数</text:span><text:span text:style-name="T1">key</text:span><text:span text:style-name="T3">设置成常数</text:span><text:span text:style-name="T1">IPC_PRIVATE</text:span><text:span text:style-name="T3">并不意味着其他进程不能访问该消息队列，只意味着即将创建新的消息队列。</text:span><text:line-break/><text:span text:style-name="T2">    </text:span><text:line-break/><text:span text:style-name="T2">    </text:span><text:span text:style-name="T1">2</text:span><text:span text:style-name="T3">）</text:span><text:span text:style-name="T1">int msgrcv</text:span><text:span text:style-name="T3">（</text:span><text:span text:style-name="T1">int msqid, struct msgbuf *msgp, int msgsz, long msgtyp, int msgflg</text:span><text:span text:style-name="T3">）；</text:span><text:line-break/><text:span text:style-name="T2">    </text:span><text:line-break/><text:span text:style-name="T2">    </text:span><text:span text:style-name="T3">该系统调用从</text:span><text:span text:style-name="T1">msgid</text:span><text:span text:style-name="T3">代表的消息队列中读取一个消息，并把消息</text:span><text:a xlink:type="simple" xlink:href="http://www.storworld.com/" office:target-frame-name="_blank" xlink:show="new"><text:span text:style-name="T5">存储</text:span></text:a><text:span text:style-name="T3">在</text:span><text:span text:style-name="T1">msgp</text:span><text:span text:style-name="T3">指向的</text:span><text:span text:style-name="T1">msgbuf</text:span><text:span text:style-name="T3">结构中。</text:span><text:line-break/><text:span text:style-name="T2">    </text:span><text:line-break/><text:span text:style-name="T2">    </text:span><text:span text:style-name="T1">msqid</text:span><text:span text:style-name="T3">为消息队列描述字；消息返回后</text:span><text:a xlink:type="simple" xlink:href="http://www.storworld.com/" office:target-frame-name="_blank" xlink:show="new"><text:span text:style-name="T5">存储</text:span></text:a><text:span text:style-name="T3">在</text:span><text:span text:style-name="T1">msgp</text:span><text:span text:style-name="T3">指向的地址，</text:span><text:span text:style-name="T1">msgsz</text:span><text:span text:style-name="T3">指定</text:span><text:span text:style-name="T1">msgbuf</text:span><text:span text:style-name="T3">的</text:span><text:span text:style-name="T1">mtext</text:span><text:span text:style-name="T3">成员的长度（即消息内容的长度），</text:span><text:span text:style-name="T1">msgtyp</text:span><text:span text:style-name="T3">为请求读取的消息类型；读消息标志</text:span><text:span text:style-name="T1">msgflg</text:span><text:span text:style-name="T3">可以为以下几个常值的或：</text:span><text:line-break/><text:span text:style-name="T2">    </text:span><text:line-break/><text:span text:style-name="T2">    </text:span><text:span text:style-name="T1">IPC_NOWAIT </text:span><text:span text:style-name="T3">如果没有满足条件的消息，调用立即返回，此时，</text:span><text:span text:style-name="T1">errno=ENOMSG</text:span><text:line-break/><text:span text:style-name="T2">    </text:span><text:line-break/><text:span text:style-name="T2">    </text:span><text:span text:style-name="T1">IPC_EXCEPT </text:span><text:span text:style-name="T3">与</text:span><text:span text:style-name="T1">msgtyp&gt;0</text:span><text:span text:style-name="T3">配合使用，返回队列中第一个类型不为</text:span><text:span text:style-name="T1">msgtyp</text:span><text:span text:style-name="T3">的消息</text:span><text:line-break/><text:span text:style-name="T2">    </text:span><text:line-break/><text:span text:style-name="T2">    </text:span><text:span text:style-name="T1">IPC_NOERROR </text:span><text:span text:style-name="T3">如果队列中满足条件的消息内容大于所请求的</text:span><text:span text:style-name="T1">msgsz</text:span><text:span text:style-name="T3">字节，则把该消息截断，截断部分将丢失。</text:span><text:line-break/><text:span text:style-name="T2">    </text:span><text:line-break/><text:span text:style-name="T2">    </text:span><text:span text:style-name="T1">msgrcv</text:span><text:span text:style-name="T3">手册中详细给出了消息类型取不同值时（</text:span><text:span text:style-name="T1">&gt;0; &lt;0; =0</text:span><text:span text:style-name="T3">），调用将返回消息队列中的哪个消息。</text:span><text:line-break/><text:span text:style-name="T2">    </text:span><text:line-break/><text:span text:style-name="T2">    </text:span><text:span text:style-name="T1">msgrcv</text:span><text:span text:style-name="T3">（）解除阻塞的条件有三个：</text:span><text:line-break/><text:span text:style-name="T2">    </text:span><text:line-break/><text:span text:style-name="T2">    </text:span><text:span text:style-name="T3">消息队列中有了满足条件的消息；</text:span><text:line-break/><text:soft-page-break/><text:span text:style-name="T2">    </text:span><text:line-break/><text:span text:style-name="T2">    </text:span><text:span text:style-name="T1">msqid</text:span><text:span text:style-name="T3">代表的消息队列被删除；</text:span><text:line-break/><text:span text:style-name="T2">    </text:span><text:line-break/><text:span text:style-name="T2">    </text:span><text:span text:style-name="T3">调用</text:span><text:span text:style-name="T1">msgrcv</text:span><text:span text:style-name="T3">（）的进程被信号中断；</text:span><text:line-break/><text:span text:style-name="T2">    </text:span><text:line-break/><text:span text:style-name="T2">    </text:span><text:span text:style-name="T3">调用返回：成功返回读出消息的实际字节数，否则返回</text:span><text:span text:style-name="T1">-1.</text:span><text:line-break/><text:span text:style-name="T2">    </text:span><text:line-break/><text:span text:style-name="T2">    </text:span><text:span text:style-name="T1">3</text:span><text:span text:style-name="T3">）</text:span><text:span text:style-name="T1">int msgsnd</text:span><text:span text:style-name="T3">（</text:span><text:span text:style-name="T1">int msqid, struct msgbuf *msgp, int msgsz, int msgflg</text:span><text:span text:style-name="T3">）；</text:span><text:line-break/><text:span text:style-name="T2">    </text:span><text:line-break/><text:span text:style-name="T2">    </text:span><text:span text:style-name="T3">向</text:span><text:span text:style-name="T1">msgid</text:span><text:span text:style-name="T3">代表的消息队列发送一个消息，即将发送的消息存储在</text:span><text:span text:style-name="T1">msgp</text:span><text:span text:style-name="T3">指向的</text:span><text:span text:style-name="T1">msgbuf</text:span><text:span text:style-name="T3">结构中，消息的大小由</text:span><text:span text:style-name="T1">msgze</text:span><text:span text:style-name="T3">指定。</text:span><text:line-break/><text:span text:style-name="T2">    </text:span><text:line-break/><text:span text:style-name="T2">    </text:span><text:span text:style-name="T3">对发送消息来说，有意义的</text:span><text:span text:style-name="T1">msgflg</text:span><text:span text:style-name="T3">标志为</text:span><text:span text:style-name="T1">IPC_NOWAIT,</text:span><text:span text:style-name="T3">指明在消息队列没有足够空间容纳要发送的消息时，</text:span><text:span text:style-name="T1">msgsnd</text:span><text:span text:style-name="T3">是否等待。造成</text:span><text:span text:style-name="T1">msgsnd</text:span><text:span text:style-name="T3">（）等待的条件有两种：</text:span><text:line-break/><text:span text:style-name="T2">    </text:span><text:line-break/><text:span text:style-name="T2">    </text:span><text:span text:style-name="T3">当前消息的大小与当前消息队列中的字节数之和超过了消息队列的总容量；</text:span><text:line-break/><text:span text:style-name="T2">    </text:span><text:line-break/><text:span text:style-name="T2">    </text:span><text:span text:style-name="T3">当前消息队列的消息数（单位</text:span><text:span text:style-name="T1">"</text:span><text:span text:style-name="T3">个</text:span><text:span text:style-name="T1">"</text:span><text:span text:style-name="T3">）不小于消息队列的总容量（单位</text:span><text:span text:style-name="T1">"</text:span><text:span text:style-name="T3">字节数</text:span><text:span text:style-name="T1">"</text:span><text:span text:style-name="T3">），此时，虽然消息队列中的消息数目很多，但基本上都只有一个字节。</text:span><text:line-break/><text:span text:style-name="T2">    </text:span><text:line-break/><text:span text:style-name="T2">    </text:span><text:span text:style-name="T1">msgsnd</text:span><text:span text:style-name="T3">（）解除阻塞的条件有三个：</text:span><text:line-break/><text:span text:style-name="T2">    </text:span><text:line-break/><text:span text:style-name="T2">    </text:span><text:span text:style-name="T3">不满足上述两个条件，即消息队列中有容纳该消息的空间；</text:span><text:line-break/><text:span text:style-name="T2">    </text:span><text:line-break/><text:span text:style-name="T2">    </text:span><text:span text:style-name="T1">msqid</text:span><text:span text:style-name="T3">代表的消息队列被删除；</text:span><text:line-break/><text:span text:style-name="T2">    </text:span><text:line-break/><text:span text:style-name="T2">    </text:span><text:span text:style-name="T3">调用</text:span><text:span text:style-name="T1">msgsnd</text:span><text:span text:style-name="T3">（）的进程被信号中断；</text:span><text:line-break/><text:span text:style-name="T2">    </text:span><text:line-break/><text:span text:style-name="T2">    </text:span><text:span text:style-name="T3">调用返回：成功返回</text:span><text:span text:style-name="T1">0,</text:span><text:span text:style-name="T3">否则返回</text:span><text:span text:style-name="T1">-1.</text:span><text:line-break/><text:span text:style-name="T2">    </text:span><text:line-break/><text:span text:style-name="T2">    </text:span><text:span text:style-name="T1">4</text:span><text:span text:style-name="T3">）</text:span><text:span text:style-name="T1">int msgctl</text:span><text:span text:style-name="T3">（</text:span><text:span text:style-name="T1">int msqid, int cmd, struct msqid_ds *buf</text:span><text:span text:style-name="T3">）；</text:span><text:line-break/><text:span text:style-name="T2">    </text:span><text:line-break/><text:span text:style-name="T2">    </text:span><text:span text:style-name="T3">该系统调用对由</text:span><text:span text:style-name="T1">msqid</text:span><text:span text:style-name="T3">标识的消息队列执行</text:span><text:span text:style-name="T1">cmd</text:span><text:span text:style-name="T3">操作，共有三种</text:span><text:span text:style-name="T1">cmd</text:span><text:span text:style-name="T3">操作：</text:span><text:span text:style-name="T1">IPC_STAT</text:span><text:span text:style-name="T3">、</text:span><text:span text:style-name="T1">IPC_SET </text:span><text:span text:style-name="T3">、</text:span><text:span text:style-name="T1">IPC_RMID.</text:span><text:line-break/><text:span text:style-name="T2">    </text:span><text:line-break/><text:span text:style-name="T2">    </text:span><text:span text:style-name="T1">IPC_STAT:</text:span><text:span text:style-name="T3">该命令用来获取消息队列信息，返回的信息存贮在</text:span><text:span text:style-name="T1">buf</text:span><text:span text:style-name="T3">指向的</text:span><text:span text:style-name="T1">msqid</text:span><text:span text:style-name="T3">结构中；</text:span><text:line-break/><text:span text:style-name="T2">    </text:span><text:line-break/><text:span text:style-name="T2">    </text:span><text:span text:style-name="T1">IPC_SET:</text:span><text:span text:style-name="T3">该命令用来设置消息队列的属性，要设置的属性存储在</text:span><text:span text:style-name="T1">buf</text:span><text:span text:style-name="T3">指向的</text:span><text:span text:style-name="T1">msqid</text:span><text:span text:style-name="T3">结构中；可设置属性</text:span><text:soft-page-break/><text:span text:style-name="T3">包括：</text:span><text:span text:style-name="T1">msg_perm.uid</text:span><text:span text:style-name="T3">、</text:span><text:span text:style-name="T1">msg_perm.gid</text:span><text:span text:style-name="T3">、</text:span><text:span text:style-name="T1">msg_perm.mode</text:span><text:span text:style-name="T3">以及</text:span><text:span text:style-name="T1">msg_qbytes,</text:span><text:span text:style-name="T3">同时，也影响</text:span><text:span text:style-name="T1">msg_ctime</text:span><text:span text:style-name="T3">成员。</text:span><text:line-break/><text:span text:style-name="T2">    </text:span><text:line-break/><text:span text:style-name="T2">    </text:span><text:span text:style-name="T1">IPC_RMID:</text:span><text:span text:style-name="T3">删除</text:span><text:span text:style-name="T1">msqid</text:span><text:span text:style-name="T3">标识的消息队列；</text:span><text:line-break/><text:span text:style-name="T2">    </text:span><text:line-break/><text:span text:style-name="T2">    </text:span><text:span text:style-name="T3">调用返回：成功返回</text:span><text:span text:style-name="T1">0,</text:span><text:span text:style-name="T3">否则返回</text:span><text:span text:style-name="T1">-1.</text:span><text:line-break/><text:span text:style-name="T2">    </text:span><text:line-break/><text:span text:style-name="T2">    </text:span><text:span text:style-name="T3">三、消息队列的限制</text:span><text:line-break/><text:span text:style-name="T2">    </text:span><text:line-break/><text:span text:style-name="T2">    </text:span><text:span text:style-name="T3">每个消息队列的容量（所能容纳的字节数）都有限制，该值因系统不同而不同。在后面的应用实例中，输出了</text:span><text:span text:style-name="T1">redhat 8.0</text:span><text:span text:style-name="T3">的限制，结果参见 附录 </text:span><text:span text:style-name="T1">3.</text:span><text:line-break/><text:span text:style-name="T2">    </text:span><text:line-break/><text:span text:style-name="T2">    </text:span><text:span text:style-name="T3">另一个限制是每个消息队列所能容纳的最大消息数：在</text:span><text:span text:style-name="T1">redhad 8.0</text:span><text:span text:style-name="T3">中，该限制是受消息队列容量制约的：消息个数要小于消息队列的容量（字节数）。</text:span><text:line-break/><text:span text:style-name="T2">    </text:span><text:line-break/><text:span text:style-name="T2">    </text:span><text:span text:style-name="T3">注：上述两个限制是针对每个消息队列而言的，系统对消息队列的限制还有系统范围内的最大消息队列个数，以及整个系统范围内的最大消息数。一般来说，实际开发过程中不会超过这个限制。</text:span><text:line-break/><text:span text:style-name="T2">    </text:span><text:line-break/><text:span text:style-name="T2">    </text:span><text:span text:style-name="T3">四、消息队列应用实例</text:span><text:line-break/><text:span text:style-name="T2">    </text:span><text:line-break/><text:span text:style-name="T2">    </text:span><text:span text:style-name="T3">消息队列应用相对较简单，下面实例基本上覆盖了对消息队列的所有操作，同时，程序输出结果有助于加深对前面所讲的某些规则及消息队列限制的理解。</text:span><text:line-break/><text:span text:style-name="T2">    </text:span><text:line-break/><text:span text:style-name="T2">    </text:span><text:span text:style-name="T1">#include &lt;sys/types.h&gt;</text:span><text:line-break/><text:span text:style-name="T2">    </text:span><text:line-break/><text:span text:style-name="T2">    </text:span><text:span text:style-name="T1">#include &lt;sys/msg.h&gt;</text:span><text:line-break/><text:span text:style-name="T2">    </text:span><text:line-break/><text:span text:style-name="T2">    </text:span><text:span text:style-name="T1">#include &lt;unistd.h&gt;</text:span><text:line-break/><text:span text:style-name="T2">    </text:span><text:line-break/><text:span text:style-name="T2">    </text:span><text:span text:style-name="T1">void msg_stat</text:span><text:span text:style-name="T3">（</text:span><text:span text:style-name="T1">int,struct msqid_ds </text:span><text:span text:style-name="T3">）；</text:span><text:line-break/><text:span text:style-name="T2">    </text:span><text:line-break/><text:span text:style-name="T2">    </text:span><text:span text:style-name="T1">main</text:span><text:span text:style-name="T3">（）</text:span><text:line-break/><text:span text:style-name="T2">    </text:span><text:line-break/><text:span text:style-name="T2">    </text:span><text:span text:style-name="T1">{</text:span><text:line-break/><text:span text:style-name="T2">    </text:span><text:line-break/><text:span text:style-name="T2">    </text:span><text:span text:style-name="T1">int gflags,sflags,rflags;</text:span><text:line-break/><text:span text:style-name="T2">    </text:span><text:line-break/><text:span text:style-name="T2">    </text:span><text:span text:style-name="T1">key_t key;</text:span><text:line-break/><text:span text:style-name="T2">    </text:span><text:line-break/><text:soft-page-break/><text:span text:style-name="T2">    </text:span><text:span text:style-name="T1">int msgid;</text:span><text:line-break/><text:span text:style-name="T2">    </text:span><text:line-break/><text:span text:style-name="T2">    </text:span><text:span text:style-name="T1">int reval;</text:span><text:line-break/><text:span text:style-name="T2">    </text:span><text:line-break/><text:span text:style-name="T2">    </text:span><text:span text:style-name="T1">struct msgsbuf{</text:span><text:line-break/><text:span text:style-name="T2">    </text:span><text:line-break/><text:span text:style-name="T2">    </text:span><text:span text:style-name="T1">int mtype;</text:span><text:line-break/><text:span text:style-name="T2">    </text:span><text:line-break/><text:span text:style-name="T2">    </text:span><text:span text:style-name="T1">char mtext[1];</text:span><text:line-break/><text:span text:style-name="T2">    </text:span><text:line-break/><text:span text:style-name="T2">    </text:span><text:span text:style-name="T1">}msg_sbuf;</text:span><text:line-break/><text:span text:style-name="T2">    </text:span><text:line-break/><text:span text:style-name="T2">    </text:span><text:span text:style-name="T1">struct msgmbuf</text:span><text:line-break/><text:span text:style-name="T2">    </text:span><text:line-break/><text:span text:style-name="T2">    </text:span><text:span text:style-name="T1">{</text:span><text:line-break/><text:span text:style-name="T2">    </text:span><text:line-break/><text:span text:style-name="T2">    </text:span><text:span text:style-name="T1">int mtype;</text:span><text:line-break/><text:span text:style-name="T2">    </text:span><text:line-break/><text:span text:style-name="T2">    </text:span><text:span text:style-name="T1">char mtext[10];</text:span><text:line-break/><text:span text:style-name="T2">    </text:span><text:line-break/><text:span text:style-name="T2">    </text:span><text:span text:style-name="T1">}msg_rbuf;</text:span><text:line-break/><text:span text:style-name="T2">    </text:span><text:line-break/><text:span text:style-name="T2">    </text:span><text:span text:style-name="T1">struct msqid_ds msg_ginfo,msg_sinfo;</text:span><text:line-break/><text:span text:style-name="T2">    </text:span><text:line-break/><text:span text:style-name="T2">    </text:span><text:span text:style-name="T1">char* msgpath="/unix/msgqueue";</text:span><text:line-break/><text:span text:style-name="T2">    </text:span><text:line-break/><text:span text:style-name="T2">    </text:span><text:span text:style-name="T1">key=ftok</text:span><text:span text:style-name="T3">（</text:span><text:span text:style-name="T1">msgpath,'a'</text:span><text:span text:style-name="T3">）；</text:span><text:line-break/><text:span text:style-name="T2">    </text:span><text:line-break/><text:span text:style-name="T2">    </text:span><text:span text:style-name="T1">gflags=IPC_CREAT|IPC_EXCL;</text:span><text:line-break/><text:span text:style-name="T2">    </text:span><text:line-break/><text:span text:style-name="T2">    </text:span><text:span text:style-name="T1">msgid=msgget</text:span><text:span text:style-name="T3">（</text:span><text:span text:style-name="T1">key,gflags|00666</text:span><text:span text:style-name="T3">）；</text:span><text:line-break/><text:span text:style-name="T2">    </text:span><text:line-break/><text:span text:style-name="T2">    </text:span><text:span text:style-name="T1">if</text:span><text:span text:style-name="T3">（</text:span><text:span text:style-name="T1">msgid==-1</text:span><text:span text:style-name="T3">）</text:span><text:line-break/><text:span text:style-name="T2">    </text:span><text:line-break/><text:span text:style-name="T2">    </text:span><text:span text:style-name="T1">{</text:span><text:line-break/><text:span text:style-name="T2">    </text:span><text:line-break/><text:span text:style-name="T2">    </text:span><text:span text:style-name="T1">printf</text:span><text:span text:style-name="T3">（</text:span><text:span text:style-name="T1">"msg create error\n"</text:span><text:span text:style-name="T3">）；</text:span><text:line-break/><text:span text:style-name="T2">    </text:span><text:line-break/><text:soft-page-break/><text:span text:style-name="T2">    </text:span><text:span text:style-name="T1">return;</text:span><text:line-break/><text:span text:style-name="T2">    </text:span><text:line-break/><text:span text:style-name="T2">    </text:span><text:span text:style-name="T1">}</text:span><text:line-break/><text:span text:style-name="T2">    </text:span><text:line-break/><text:span text:style-name="T2">    </text:span><text:span text:style-name="T1">//</text:span><text:span text:style-name="T3">创建一个消息队列后，输出消息队列缺省属性</text:span><text:line-break/><text:span text:style-name="T2">    </text:span><text:line-break/><text:span text:style-name="T2">    </text:span><text:span text:style-name="T1">msg_stat</text:span><text:span text:style-name="T3">（</text:span><text:span text:style-name="T1">msgid,msg_ginfo</text:span><text:span text:style-name="T3">）；</text:span><text:line-break/><text:span text:style-name="T2">    </text:span><text:line-break/><text:span text:style-name="T2">    </text:span><text:span text:style-name="T1">sflags=IPC_NOWAIT;</text:span><text:line-break/><text:span text:style-name="T2">    </text:span><text:line-break/><text:span text:style-name="T2">    </text:span><text:span text:style-name="T1">msg_sbuf.mtype=10;</text:span><text:line-break/><text:span text:style-name="T2">    </text:span><text:line-break/><text:span text:style-name="T2">    </text:span><text:span text:style-name="T1">msg_sbuf.mtext[0]='a';</text:span><text:line-break/><text:span text:style-name="T2">    </text:span><text:line-break/><text:span text:style-name="T2">    </text:span><text:span text:style-name="T1">reval=msgsnd</text:span><text:span text:style-name="T3">（</text:span><text:span text:style-name="T1">msgid,&amp;msg_sbuf,sizeof</text:span><text:span text:style-name="T3">（</text:span><text:span text:style-name="T1">msg_sbuf.mtext</text:span><text:span text:style-name="T3">），</text:span><text:span text:style-name="T1">sflags</text:span><text:span text:style-name="T3">）；</text:span><text:line-break/><text:span text:style-name="T2">    </text:span><text:line-break/><text:span text:style-name="T2">    </text:span><text:span text:style-name="T1">if</text:span><text:span text:style-name="T3">（</text:span><text:span text:style-name="T1">reval==-1</text:span><text:span text:style-name="T3">）</text:span><text:line-break/><text:span text:style-name="T2">    </text:span><text:line-break/><text:span text:style-name="T2">    </text:span><text:span text:style-name="T1">{</text:span><text:line-break/><text:span text:style-name="T2">    </text:span><text:line-break/><text:span text:style-name="T2">    </text:span><text:span text:style-name="T1">printf</text:span><text:span text:style-name="T3">（</text:span><text:span text:style-name="T1">"message send error\n"</text:span><text:span text:style-name="T3">）；</text:span><text:line-break/><text:span text:style-name="T2">    </text:span><text:line-break/><text:span text:style-name="T2">    </text:span><text:span text:style-name="T1">}</text:span><text:line-break/><text:span text:style-name="T2">    </text:span><text:line-break/><text:span text:style-name="T2">    </text:span><text:span text:style-name="T1">//</text:span><text:span text:style-name="T3">发送一个消息后，输出消息队列属性</text:span><text:line-break/><text:span text:style-name="T2">    </text:span><text:line-break/><text:span text:style-name="T2">    </text:span><text:span text:style-name="T1">msg_stat</text:span><text:span text:style-name="T3">（</text:span><text:span text:style-name="T1">msgid,msg_ginfo</text:span><text:span text:style-name="T3">）；</text:span><text:line-break/><text:span text:style-name="T2">    </text:span><text:line-break/><text:span text:style-name="T2">    </text:span><text:span text:style-name="T1">rflags=IPC_NOWAIT|MSG_NOERROR;</text:span><text:line-break/><text:span text:style-name="T2">    </text:span><text:line-break/><text:span text:style-name="T2">    </text:span><text:span text:style-name="T1">reval=msgrcv</text:span><text:span text:style-name="T3">（</text:span><text:span text:style-name="T1">msgid,&amp;msg_rbuf,4,10,rflags</text:span><text:span text:style-name="T3">）；</text:span><text:line-break/><text:span text:style-name="T2">    </text:span><text:line-break/><text:span text:style-name="T2">    </text:span><text:span text:style-name="T1">if</text:span><text:span text:style-name="T3">（</text:span><text:span text:style-name="T1">reval==-1</text:span><text:span text:style-name="T3">）</text:span><text:line-break/><text:span text:style-name="T2">    </text:span><text:line-break/><text:span text:style-name="T2">    </text:span><text:span text:style-name="T1">printf</text:span><text:span text:style-name="T3">（</text:span><text:span text:style-name="T1">"read msg error\n"</text:span><text:span text:style-name="T3">）；</text:span><text:line-break/><text:span text:style-name="T2">    </text:span><text:line-break/><text:span text:style-name="T2">    </text:span><text:span text:style-name="T1">else</text:span><text:line-break/><text:span text:style-name="T2">    </text:span><text:line-break/><text:soft-page-break/><text:span text:style-name="T2">    </text:span><text:span text:style-name="T1">printf</text:span><text:span text:style-name="T3">（</text:span><text:span text:style-name="T1">"read from msg queue %d bytes\n",reval</text:span><text:span text:style-name="T3">）；</text:span><text:line-break/><text:span text:style-name="T2">    </text:span><text:line-break/><text:span text:style-name="T2">    </text:span><text:span text:style-name="T1">//</text:span><text:span text:style-name="T3">从消息队列中读出消息后，输出消息队列属性</text:span><text:line-break/><text:span text:style-name="T2">    </text:span><text:line-break/><text:span text:style-name="T2">    </text:span><text:span text:style-name="T1">msg_stat</text:span><text:span text:style-name="T3">（</text:span><text:span text:style-name="T1">msgid,msg_ginfo</text:span><text:span text:style-name="T3">）；</text:span><text:line-break/><text:span text:style-name="T2">    </text:span><text:line-break/><text:span text:style-name="T2">    </text:span><text:span text:style-name="T1">msg_sinfo.msg_perm.uid=8;//just a try</text:span><text:line-break/><text:span text:style-name="T2">    </text:span><text:line-break/><text:span text:style-name="T2">    </text:span><text:span text:style-name="T1">msg_sinfo.msg_perm.gid=8;//</text:span><text:line-break/><text:span text:style-name="T2">    </text:span><text:line-break/><text:span text:style-name="T2">    </text:span><text:span text:style-name="T1">msg_sinfo.msg_qbytes=16388;</text:span><text:line-break/><text:span text:style-name="T2">    </text:span><text:line-break/><text:span text:style-name="T2">    </text:span><text:span text:style-name="T1">//</text:span><text:span text:style-name="T3">此处验证超级用户可以更改消息队列的缺省</text:span><text:span text:style-name="T1">msg_qbytes</text:span><text:line-break/><text:span text:style-name="T2">    </text:span><text:line-break/><text:span text:style-name="T2">    </text:span><text:span text:style-name="T1">//</text:span><text:span text:style-name="T3">注意这里设置的值大于缺省值</text:span><text:line-break/><text:span text:style-name="T2">    </text:span><text:line-break/><text:span text:style-name="T2">    </text:span><text:span text:style-name="T1">reval=msgctl</text:span><text:span text:style-name="T3">（</text:span><text:span text:style-name="T1">msgid,IPC_SET,&amp;msg_sinfo</text:span><text:span text:style-name="T3">）；</text:span><text:line-break/><text:span text:style-name="T2">    </text:span><text:line-break/><text:span text:style-name="T2">    </text:span><text:span text:style-name="T1">if</text:span><text:span text:style-name="T3">（</text:span><text:span text:style-name="T1">reval==-1</text:span><text:span text:style-name="T3">）</text:span><text:line-break/><text:span text:style-name="T2">    </text:span><text:line-break/><text:span text:style-name="T2">    </text:span><text:span text:style-name="T1">{</text:span><text:line-break/><text:span text:style-name="T2">    </text:span><text:line-break/><text:span text:style-name="T2">    </text:span><text:span text:style-name="T1">printf</text:span><text:span text:style-name="T3">（</text:span><text:span text:style-name="T1">"msg set info error\n"</text:span><text:span text:style-name="T3">）；</text:span><text:line-break/><text:span text:style-name="T2">    </text:span><text:line-break/><text:span text:style-name="T2">    </text:span><text:span text:style-name="T1">return;</text:span><text:line-break/><text:span text:style-name="T2">    </text:span><text:line-break/><text:span text:style-name="T2">    </text:span><text:span text:style-name="T1">}</text:span><text:line-break/><text:span text:style-name="T2">    </text:span><text:line-break/><text:span text:style-name="T2">    </text:span><text:span text:style-name="T1">msg_stat</text:span><text:span text:style-name="T3">（</text:span><text:span text:style-name="T1">msgid,msg_ginfo</text:span><text:span text:style-name="T3">）；</text:span><text:line-break/><text:span text:style-name="T2">    </text:span><text:line-break/><text:span text:style-name="T2">    </text:span><text:span text:style-name="T1">//</text:span><text:span text:style-name="T3">验证设置消息队列属性</text:span><text:line-break/><text:span text:style-name="T2">    </text:span><text:line-break/><text:span text:style-name="T2">    </text:span><text:span text:style-name="T1">reval=msgctl</text:span><text:span text:style-name="T3">（</text:span><text:span text:style-name="T1">msgid,IPC_RMID,NULL</text:span><text:span text:style-name="T3">）；</text:span><text:span text:style-name="T1">//</text:span><text:span text:style-name="T3">删除消息队列</text:span><text:line-break/><text:span text:style-name="T2">    </text:span><text:line-break/><text:span text:style-name="T2">    </text:span><text:span text:style-name="T1">if</text:span><text:span text:style-name="T3">（</text:span><text:span text:style-name="T1">reval==-1</text:span><text:span text:style-name="T3">）</text:span><text:line-break/><text:span text:style-name="T2">    </text:span><text:line-break/><text:span text:style-name="T2">    </text:span><text:span text:style-name="T1">{</text:span><text:line-break/><text:span text:style-name="T2">    </text:span><text:line-break/><text:soft-page-break/><text:span text:style-name="T2">    </text:span><text:span text:style-name="T1">printf</text:span><text:span text:style-name="T3">（</text:span><text:span text:style-name="T1">"unlink msg queue error\n"</text:span><text:span text:style-name="T3">）；</text:span><text:line-break/><text:span text:style-name="T2">    </text:span><text:line-break/><text:span text:style-name="T2">    </text:span><text:span text:style-name="T1">return;</text:span><text:line-break/><text:span text:style-name="T2">    </text:span><text:line-break/><text:span text:style-name="T2">    </text:span><text:span text:style-name="T1">}</text:span><text:line-break/><text:span text:style-name="T2">    </text:span><text:line-break/><text:span text:style-name="T2">    </text:span><text:span text:style-name="T1">}</text:span><text:line-break/><text:span text:style-name="T2">    </text:span><text:line-break/><text:span text:style-name="T2">    </text:span><text:span text:style-name="T1">void msg_stat</text:span><text:span text:style-name="T3">（</text:span><text:span text:style-name="T1">int msgid,struct msqid_ds msg_info</text:span><text:span text:style-name="T3">）</text:span><text:line-break/><text:span text:style-name="T2">    </text:span><text:line-break/><text:span text:style-name="T2">    </text:span><text:span text:style-name="T1">{</text:span><text:line-break/><text:span text:style-name="T2">    </text:span><text:line-break/><text:span text:style-name="T2">    </text:span><text:span text:style-name="T1">int reval;</text:span><text:line-break/><text:span text:style-name="T2">    </text:span><text:line-break/><text:span text:style-name="T2">    </text:span><text:span text:style-name="T1">sleep</text:span><text:span text:style-name="T3">（</text:span><text:span text:style-name="T1">1</text:span><text:span text:style-name="T3">）；</text:span><text:span text:style-name="T1">//</text:span><text:span text:style-name="T3">只是为了后面输出时间的方便</text:span><text:line-break/><text:span text:style-name="T2">    </text:span><text:line-break/><text:span text:style-name="T2">    </text:span><text:span text:style-name="T1">reval=msgctl</text:span><text:span text:style-name="T3">（</text:span><text:span text:style-name="T1">msgid,IPC_STAT,&amp;msg_info</text:span><text:span text:style-name="T3">）；</text:span><text:line-break/><text:span text:style-name="T2">    </text:span><text:line-break/><text:span text:style-name="T2">    </text:span><text:span text:style-name="T1">if</text:span><text:span text:style-name="T3">（</text:span><text:span text:style-name="T1">reval==-1</text:span><text:span text:style-name="T3">）</text:span><text:line-break/><text:span text:style-name="T2">    </text:span><text:line-break/><text:span text:style-name="T2">    </text:span><text:span text:style-name="T1">{</text:span><text:line-break/><text:span text:style-name="T2">    </text:span><text:line-break/><text:span text:style-name="T2">    </text:span><text:span text:style-name="T1">printf</text:span><text:span text:style-name="T3">（</text:span><text:span text:style-name="T1">"get msg info error\n"</text:span><text:span text:style-name="T3">）；</text:span><text:line-break/><text:span text:style-name="T2">    </text:span><text:line-break/><text:span text:style-name="T2">    </text:span><text:span text:style-name="T1">return;</text:span><text:line-break/><text:span text:style-name="T2">    </text:span><text:line-break/><text:span text:style-name="T2">    </text:span><text:span text:style-name="T1">}</text:span><text:line-break/><text:span text:style-name="T2">    </text:span><text:line-break/><text:span text:style-name="T2">    </text:span><text:span text:style-name="T1">printf</text:span><text:span text:style-name="T3">（</text:span><text:span text:style-name="T1">"\n"</text:span><text:span text:style-name="T3">）；</text:span><text:line-break/><text:span text:style-name="T2">    </text:span><text:line-break/><text:span text:style-name="T2">    </text:span><text:span text:style-name="T1">printf</text:span><text:span text:style-name="T3">（</text:span><text:span text:style-name="T1">"current number of bytes on queue is %d\n",msg_info.msg_cbytes</text:span><text:span text:style-name="T3">）；</text:span><text:line-break/><text:span text:style-name="T2">    </text:span><text:line-break/><text:span text:style-name="T2">    </text:span><text:span text:style-name="T1">printf</text:span><text:span text:style-name="T3">（</text:span><text:span text:style-name="T1">"number of messages in queue is %d\n",msg_info.msg_qnum</text:span><text:span text:style-name="T3">）；</text:span><text:line-break/><text:span text:style-name="T2">    </text:span><text:line-break/><text:span text:style-name="T2">    </text:span><text:span text:style-name="T1">printf</text:span><text:span text:style-name="T3">（</text:span><text:span text:style-name="T1">"max number of bytes on queue is %d\n",msg_info.msg_qbytes</text:span><text:span text:style-name="T3">）；</text:span><text:line-break/><text:span text:style-name="T2">    </text:span><text:line-break/><text:span text:style-name="T2">    </text:span><text:span text:style-name="T1">//</text:span><text:span text:style-name="T3">每个消息队列的容量（字节数）都有限制</text:span><text:span text:style-name="T1">MSGMNB,</text:span><text:span text:style-name="T3">值的大小因系统而异。在创建新的消息队列时，</text:span><text:span text:style-name="T1">//msg_qbytes</text:span><text:span text:style-name="T3">的缺省值就是</text:span><text:span text:style-name="T1">MSGMNB</text:span><text:line-break/><text:soft-page-break/><text:span text:style-name="T2">    </text:span><text:line-break/><text:span text:style-name="T2">    </text:span><text:span text:style-name="T1">printf</text:span><text:span text:style-name="T3">（</text:span><text:span text:style-name="T1">"pid of last msgsnd is %d\n",msg_info.msg_lspid</text:span><text:span text:style-name="T3">）；</text:span><text:line-break/><text:span text:style-name="T2">    </text:span><text:line-break/><text:span text:style-name="T2">    </text:span><text:span text:style-name="T1">printf</text:span><text:span text:style-name="T3">（</text:span><text:span text:style-name="T1">"pid of last msgrcv is %d\n",msg_info.msg_lrpid</text:span><text:span text:style-name="T3">）；</text:span><text:line-break/><text:span text:style-name="T2">    </text:span><text:line-break/><text:span text:style-name="T2">    </text:span><text:span text:style-name="T1">printf</text:span><text:span text:style-name="T3">（</text:span><text:span text:style-name="T1">"last msgsnd time is %s", ctime</text:span><text:span text:style-name="T3">（</text:span><text:span text:style-name="T1">&amp;</text:span><text:span text:style-name="T3">（</text:span><text:span text:style-name="T1">msg_info.msg_stime</text:span><text:span text:style-name="T3">）））；</text:span><text:line-break/><text:span text:style-name="T2">    </text:span><text:line-break/><text:span text:style-name="T2">    </text:span><text:span text:style-name="T1">printf</text:span><text:span text:style-name="T3">（</text:span><text:span text:style-name="T1">"last msgrcv time is %s", ctime</text:span><text:span text:style-name="T3">（</text:span><text:span text:style-name="T1">&amp;</text:span><text:span text:style-name="T3">（</text:span><text:span text:style-name="T1">msg_info.msg_rtime</text:span><text:span text:style-name="T3">）））；</text:span><text:line-break/><text:span text:style-name="T2">    </text:span><text:line-break/><text:span text:style-name="T2">    </text:span><text:span text:style-name="T1">printf</text:span><text:span text:style-name="T3">（</text:span><text:span text:style-name="T1">"last change time is %s", ctime</text:span><text:span text:style-name="T3">（</text:span><text:span text:style-name="T1">&amp;</text:span><text:span text:style-name="T3">（</text:span><text:span text:style-name="T1">msg_info.msg_ctime</text:span><text:span text:style-name="T3">）））；</text:span><text:line-break/><text:span text:style-name="T2">    </text:span><text:line-break/><text:span text:style-name="T2">    </text:span><text:span text:style-name="T1">printf</text:span><text:span text:style-name="T3">（</text:span><text:span text:style-name="T1">"msg uid is %d\n",msg_info.msg_perm.uid</text:span><text:span text:style-name="T3">）；</text:span><text:line-break/><text:span text:style-name="T2">    </text:span><text:line-break/><text:span text:style-name="T2">    </text:span><text:span text:style-name="T1">printf</text:span><text:span text:style-name="T3">（</text:span><text:span text:style-name="T1">"msg gid is %d\n",msg_info.msg_perm.gid</text:span><text:span text:style-name="T3">）；</text:span><text:line-break/><text:span text:style-name="T2">    </text:span><text:line-break/><text:span text:style-name="T2">    </text:span><text:span text:style-name="T1">}</text:span><text:line-break/><text:span text:style-name="T2">    </text:span><text:line-break/><text:span text:style-name="T2">    </text:span><text:span text:style-name="T3">程序输出结果见 附录 </text:span><text:span text:style-name="T1">3.</text:span><text:line-break/><text:span text:style-name="T2">    </text:span><text:line-break/><text:span text:style-name="T2">    </text:span><text:span text:style-name="T3">小结：</text:span><text:line-break/><text:span text:style-name="T2">    </text:span><text:line-break/><text:span text:style-name="T2">    </text:span><text:span text:style-name="T3">消息队列与管道以及有名管道相比，具有更大的灵活性，首先，它提供有格式字节流，有利于减少开发人员的工作量；其次，消息具有类型，在实际应用中，可作为优先级使用。这两点是管道以及有名管道所不能比的。同样，消息队列可以在几个进程间复用，而不管这几个进程是否具有亲缘关系，这一点与有名管道很相似；但消息队列是随内核持续的，与有名管道（随进程持续）相比，生命力更强，应用空间更大。</text:span><text:line-break/><text:span text:style-name="T2">    </text:span><text:line-break/><text:span text:style-name="T2">    </text:span><text:span text:style-name="T3">附录 </text:span><text:span text:style-name="T1">1: </text:span><text:span text:style-name="T3">在参考文献</text:span><text:span text:style-name="T1">[1]</text:span><text:span text:style-name="T3">中，给出了</text:span><text:span text:style-name="T1">IPC</text:span><text:span text:style-name="T3">随进程持续、随内核持续以及随文件系统持续的定义：</text:span><text:line-break/><text:span text:style-name="T2">    </text:span><text:line-break/><text:span text:style-name="T2">    </text:span><text:span text:style-name="T3">随进程持续：</text:span><text:span text:style-name="T1">IPC</text:span><text:span text:style-name="T3">一直存在到打开</text:span><text:span text:style-name="T1">IPC</text:span><text:span text:style-name="T3">对象的最后一个进程关闭该对象为止。如管道和有名管道；</text:span><text:line-break/><text:span text:style-name="T2">    </text:span><text:line-break/><text:span text:style-name="T2">    </text:span><text:span text:style-name="T3">随内核持续：</text:span><text:span text:style-name="T1">IPC</text:span><text:span text:style-name="T3">一直持续到内核重新自举或者显示删除该对象为止。如消息队列、信号灯以及共享内存等；</text:span><text:line-break/><text:span text:style-name="T2">    </text:span><text:line-break/><text:span text:style-name="T2">    </text:span><text:span text:style-name="T3">随文件系统持续：</text:span><text:span text:style-name="T1">IPC</text:span><text:span text:style-name="T3">一直持续到显示删除该对象为止。</text:span><text:line-break/><text:span text:style-name="T2">    </text:span><text:line-break/><text:span text:style-name="T2">    </text:span><text:span text:style-name="T3">附录 </text:span><text:span text:style-name="T1">2:</text:span><text:line-break/><text:span text:style-name="T2">    </text:span><text:line-break/><text:soft-page-break/><text:span text:style-name="T2">    </text:span><text:span text:style-name="T3">结构</text:span><text:span text:style-name="T1">msg_queue</text:span><text:span text:style-name="T3">用来描述消息队列头，存在于系统空间：</text:span><text:line-break/><text:span text:style-name="T2">    </text:span><text:line-break/><text:span text:style-name="T2">    </text:span><text:span text:style-name="T1">struct msg_queue {</text:span><text:line-break/><text:span text:style-name="T2">    </text:span><text:line-break/><text:span text:style-name="T2">    </text:span><text:span text:style-name="T1">struct kern_ipc_perm q_perm;</text:span><text:line-break/><text:span text:style-name="T2">    </text:span><text:line-break/><text:span text:style-name="T2">    </text:span><text:span text:style-name="T1">time_t q_stime; /* last msgsnd time */</text:span><text:line-break/><text:span text:style-name="T2">    </text:span><text:line-break/><text:span text:style-name="T2">    </text:span><text:span text:style-name="T1">time_t q_rtime; /* last msgrcv time */</text:span><text:line-break/><text:span text:style-name="T2">    </text:span><text:line-break/><text:span text:style-name="T2">    </text:span><text:span text:style-name="T1">time_t q_ctime; /* last change time */</text:span><text:line-break/><text:span text:style-name="T2">    </text:span><text:line-break/><text:span text:style-name="T2">    </text:span><text:span text:style-name="T1">unsigned long q_cbytes; /* current number of bytes on queue */</text:span><text:line-break/><text:span text:style-name="T2">    </text:span><text:line-break/><text:span text:style-name="T2">    </text:span><text:span text:style-name="T1">unsigned long q_qnum; /* number of messages in queue */</text:span><text:line-break/><text:span text:style-name="T2">    </text:span><text:line-break/><text:span text:style-name="T2">    </text:span><text:span text:style-name="T1">unsigned long q_qbytes; /* max number of bytes on queue */</text:span><text:line-break/><text:span text:style-name="T2">    </text:span><text:line-break/><text:span text:style-name="T2">    </text:span><text:span text:style-name="T1">pid_t q_lspid; /* pid of last msgsnd */</text:span><text:line-break/><text:span text:style-name="T2">    </text:span><text:line-break/><text:span text:style-name="T2">    </text:span><text:span text:style-name="T1">pid_t q_lrpid; /* last receive pid */</text:span><text:line-break/><text:span text:style-name="T2">    </text:span><text:line-break/><text:span text:style-name="T2">    </text:span><text:span text:style-name="T1">struct list_head q_messages;</text:span><text:line-break/><text:span text:style-name="T2">    </text:span><text:line-break/><text:span text:style-name="T2">    </text:span><text:span text:style-name="T1">struct list_head q_receivers;</text:span><text:line-break/><text:span text:style-name="T2">    </text:span><text:line-break/><text:span text:style-name="T2">    </text:span><text:span text:style-name="T1">struct list_head q_senders;</text:span><text:line-break/><text:span text:style-name="T2">    </text:span><text:line-break/><text:span text:style-name="T2">    </text:span><text:span text:style-name="T1">};</text:span><text:line-break/><text:span text:style-name="T2">    </text:span><text:line-break/><text:span text:style-name="T2">    </text:span><text:span text:style-name="T3">结构</text:span><text:span text:style-name="T1">msqid_ds</text:span><text:span text:style-name="T3">用来设置或返回消息队列的信息，存在于用户空间；</text:span><text:line-break/><text:span text:style-name="T2">    </text:span><text:line-break/><text:span text:style-name="T2">    </text:span><text:span text:style-name="T1">struct msqid_ds {</text:span><text:line-break/><text:span text:style-name="T2">    </text:span><text:line-break/><text:span text:style-name="T2">    </text:span><text:span text:style-name="T1">struct ipc_perm msg_perm;</text:span><text:line-break/><text:span text:style-name="T2">    </text:span><text:line-break/><text:span text:style-name="T2">    </text:span><text:span text:style-name="T1">struct msg *msg_first; /* first message on queue,unused */</text:span><text:line-break/><text:span text:style-name="T2">    </text:span><text:line-break/><text:soft-page-break/><text:span text:style-name="T2">    </text:span><text:span text:style-name="T1">struct msg *msg_last; /* last message in queue,unused */</text:span><text:line-break/><text:span text:style-name="T2">    </text:span><text:line-break/><text:span text:style-name="T2">    </text:span><text:span text:style-name="T1">__kernel_time_t msg_stime; /* last msgsnd time */</text:span><text:line-break/><text:span text:style-name="T2">    </text:span><text:line-break/><text:span text:style-name="T2">    </text:span><text:span text:style-name="T1">__kernel_time_t msg_rtime; /* last msgrcv time */</text:span><text:line-break/><text:span text:style-name="T2">    </text:span><text:line-break/><text:span text:style-name="T2">    </text:span><text:span text:style-name="T1">__kernel_time_t msg_ctime; /* last change time */</text:span><text:line-break/><text:span text:style-name="T2">    </text:span><text:line-break/><text:span text:style-name="T2">    </text:span><text:span text:style-name="T1">unsigned long msg_lcbytes; /* Reuse junk fields for 32 bit */</text:span><text:line-break/><text:span text:style-name="T2">    </text:span><text:line-break/><text:span text:style-name="T2">    </text:span><text:span text:style-name="T1">unsigned long msg_lqbytes; /* ditto */</text:span><text:line-break/><text:span text:style-name="T2">    </text:span><text:line-break/><text:span text:style-name="T2">    </text:span><text:span text:style-name="T1">unsigned short msg_cbytes; /* current number of bytes on queue */</text:span><text:line-break/><text:span text:style-name="T2">    </text:span><text:line-break/><text:span text:style-name="T2">    </text:span><text:span text:style-name="T1">unsigned short msg_qnum; /* number of messages in queue */</text:span><text:line-break/><text:span text:style-name="T2">    </text:span><text:line-break/><text:span text:style-name="T2">    </text:span><text:span text:style-name="T1">unsigned short msg_qbytes; /* max number of bytes on queue */</text:span><text:line-break/><text:span text:style-name="T2">    </text:span><text:line-break/><text:span text:style-name="T2">    </text:span><text:span text:style-name="T1">__kernel_ipc_pid_t msg_lspid; /* pid of last msgsnd */</text:span><text:line-break/><text:span text:style-name="T2">    </text:span><text:line-break/><text:span text:style-name="T2">    </text:span><text:span text:style-name="T1">__kernel_ipc_pid_t msg_lrpid; /* last receive pid */</text:span><text:line-break/><text:span text:style-name="T2">    </text:span><text:line-break/><text:span text:style-name="T2">    </text:span><text:span text:style-name="T1">};</text:span><text:line-break/><text:span text:style-name="T2">    </text:span><text:line-break/><text:span text:style-name="T2">    </text:span><text:span text:style-name="T1">//</text:span><text:span text:style-name="T3">可以看出上述两个结构很相似。</text:span><text:line-break/><text:span text:style-name="T2">    </text:span><text:line-break/><text:span text:style-name="T2">    </text:span><text:span text:style-name="T3">附录 </text:span><text:span text:style-name="T1">3: </text:span><text:span text:style-name="T3">消息队列实例输出结果：</text:span><text:line-break/><text:span text:style-name="T2">    </text:span><text:line-break/><text:span text:style-name="T2">    </text:span><text:span text:style-name="T1">current number of bytes on queue is 0</text:span><text:line-break/><text:span text:style-name="T2">    </text:span><text:line-break/><text:span text:style-name="T2">    </text:span><text:span text:style-name="T1">number of messages in queue is 0</text:span><text:line-break/><text:span text:style-name="T2">    </text:span><text:line-break/><text:span text:style-name="T2">    </text:span><text:span text:style-name="T1">max number of bytes on queue is 16384</text:span><text:line-break/><text:span text:style-name="T2">    </text:span><text:line-break/><text:span text:style-name="T2">    </text:span><text:span text:style-name="T1">pid of last msgsnd is 0</text:span><text:line-break/><text:span text:style-name="T2">    </text:span><text:line-break/><text:span text:style-name="T2">    </text:span><text:span text:style-name="T1">pid of last msgrcv is 0</text:span><text:line-break/><text:span text:style-name="T2">    </text:span><text:line-break/><text:soft-page-break/><text:span text:style-name="T2">    </text:span><text:span text:style-name="T1">last msgsnd time is Thu Jan 1 08:00:00 1970</text:span><text:line-break/><text:span text:style-name="T2">    </text:span><text:line-break/><text:span text:style-name="T2">    </text:span><text:span text:style-name="T1">last msgrcv time is Thu Jan 1 08:00:00 1970</text:span><text:line-break/><text:span text:style-name="T2">    </text:span><text:line-break/><text:span text:style-name="T2">    </text:span><text:span text:style-name="T1">last change time is Sun Dec 29 18:28:20 2002</text:span><text:line-break/><text:span text:style-name="T2">    </text:span><text:line-break/><text:span text:style-name="T2">    </text:span><text:span text:style-name="T1">msg uid is 0</text:span><text:line-break/><text:span text:style-name="T2">    </text:span><text:line-break/><text:span text:style-name="T2">    </text:span><text:span text:style-name="T1">msg gid is 0</text:span><text:line-break/><text:span text:style-name="T2">    </text:span><text:line-break/><text:span text:style-name="T2">    </text:span><text:span text:style-name="T1">//</text:span><text:span text:style-name="T3">上面刚刚创建一个新消息队列时的输出</text:span><text:line-break/><text:span text:style-name="T2">    </text:span><text:line-break/><text:span text:style-name="T2">    </text:span><text:span text:style-name="T1">current number of bytes on queue is 1</text:span><text:line-break/><text:span text:style-name="T2">    </text:span><text:line-break/><text:span text:style-name="T2">    </text:span><text:span text:style-name="T1">number of messages in queue is 1</text:span><text:line-break/><text:span text:style-name="T2">    </text:span><text:line-break/><text:span text:style-name="T2">    </text:span><text:span text:style-name="T1">max number of bytes on queue is 16384</text:span><text:line-break/><text:span text:style-name="T2">    </text:span><text:line-break/><text:span text:style-name="T2">    </text:span><text:span text:style-name="T1">pid of last msgsnd is 2510</text:span><text:line-break/><text:span text:style-name="T2">    </text:span><text:line-break/><text:span text:style-name="T2">    </text:span><text:span text:style-name="T1">pid of last msgrcv is 0</text:span><text:line-break/><text:span text:style-name="T2">    </text:span><text:line-break/><text:span text:style-name="T2">    </text:span><text:span text:style-name="T1">last msgsnd time is Sun Dec 29 18:28:21 2002</text:span><text:line-break/><text:span text:style-name="T2">    </text:span><text:line-break/><text:span text:style-name="T2">    </text:span><text:span text:style-name="T1">last msgrcv time is Thu Jan 1 08:00:00 1970</text:span><text:line-break/><text:span text:style-name="T2">    </text:span><text:line-break/><text:span text:style-name="T2">    </text:span><text:span text:style-name="T1">last change time is Sun Dec 29 18:28:20 2002</text:span><text:line-break/><text:span text:style-name="T2">    </text:span><text:line-break/><text:span text:style-name="T2">    </text:span><text:span text:style-name="T1">msg uid is 0</text:span><text:line-break/><text:span text:style-name="T2">    </text:span><text:line-break/><text:span text:style-name="T2">    </text:span><text:span text:style-name="T1">msg gid is 0</text:span><text:line-break/><text:span text:style-name="T2">    </text:span><text:line-break/><text:span text:style-name="T2">    </text:span><text:span text:style-name="T1">read from msg queue 1 bytes</text:span><text:line-break/><text:span text:style-name="T2">    </text:span><text:line-break/><text:span text:style-name="T2">    </text:span><text:span text:style-name="T1">//</text:span><text:span text:style-name="T3">实际读出的字节数</text:span><text:line-break/><text:span text:style-name="T2">    </text:span><text:line-break/><text:span text:style-name="T2">    </text:span><text:span text:style-name="T1">current number of bytes on queue is 0</text:span><text:line-break/><text:span text:style-name="T2">    </text:span><text:line-break/><text:soft-page-break/><text:span text:style-name="T2">    </text:span><text:span text:style-name="T1">number of messages in queue is 0</text:span><text:line-break/><text:span text:style-name="T2">    </text:span><text:line-break/><text:span text:style-name="T2">    </text:span><text:span text:style-name="T1">max number of bytes on queue is 16384 //</text:span><text:span text:style-name="T3">每个消息队列最大容量（字节数）</text:span><text:line-break/><text:span text:style-name="T2">    </text:span><text:line-break/><text:span text:style-name="T2">    </text:span><text:span text:style-name="T1">pid of last msgsnd is 2510</text:span><text:line-break/><text:span text:style-name="T2">    </text:span><text:line-break/><text:span text:style-name="T2">    </text:span><text:span text:style-name="T1">pid of last msgrcv is 2510</text:span><text:line-break/><text:span text:style-name="T2">    </text:span><text:line-break/><text:span text:style-name="T2">    </text:span><text:span text:style-name="T1">last msgsnd time is Sun Dec 29 18:28:21 2002</text:span><text:line-break/><text:span text:style-name="T2">    </text:span><text:line-break/><text:span text:style-name="T2">    </text:span><text:span text:style-name="T1">last msgrcv time is Sun Dec 29 18:28:22 2002</text:span><text:line-break/><text:span text:style-name="T2">    </text:span><text:line-break/><text:span text:style-name="T2">    </text:span><text:span text:style-name="T1">last change time is Sun Dec 29 18:28:20 2002</text:span><text:line-break/><text:span text:style-name="T2">    </text:span><text:line-break/><text:span text:style-name="T2">    </text:span><text:span text:style-name="T1">msg uid is 0</text:span><text:line-break/><text:span text:style-name="T2">    </text:span><text:line-break/><text:span text:style-name="T2">    </text:span><text:span text:style-name="T1">msg gid is 0</text:span><text:line-break/><text:span text:style-name="T2">    </text:span><text:line-break/><text:span text:style-name="T2">    </text:span><text:span text:style-name="T1">current number of bytes on queue is 0</text:span><text:line-break/><text:span text:style-name="T2">    </text:span><text:line-break/><text:span text:style-name="T2">    </text:span><text:span text:style-name="T1">number of messages in queue is 0</text:span><text:line-break/><text:span text:style-name="T2">    </text:span><text:line-break/><text:span text:style-name="T2">    </text:span><text:span text:style-name="T1">max number of bytes on queue is 16388 //</text:span><text:span text:style-name="T3">可看出超级用户可修改消息队列最大容量</text:span><text:line-break/><text:span text:style-name="T2">    </text:span><text:line-break/><text:span text:style-name="T2">    </text:span><text:span text:style-name="T1">pid of last msgsnd is 2510</text:span><text:line-break/><text:span text:style-name="T2">    </text:span><text:line-break/><text:span text:style-name="T2">    </text:span><text:span text:style-name="T1">pid of last msgrcv is 2510 //</text:span><text:span text:style-name="T3">对操作消息队列进程的跟踪</text:span><text:line-break/><text:span text:style-name="T2">    </text:span><text:line-break/><text:span text:style-name="T2">    </text:span><text:span text:style-name="T1">last msgsnd time is Sun Dec 29 18:28:21 2002</text:span><text:line-break/><text:span text:style-name="T2">    </text:span><text:line-break/><text:span text:style-name="T2">    </text:span><text:span text:style-name="T1">last msgrcv time is Sun Dec 29 18:28:22 2002</text:span><text:line-break/><text:span text:style-name="T2">    </text:span><text:line-break/><text:span text:style-name="T2">    </text:span><text:span text:style-name="T1">last change time is Sun Dec 29 18:28:23 2002 //msgctl</text:span><text:span text:style-name="T3">（）调用对</text:span><text:span text:style-name="T1">msg_ctime</text:span><text:span text:style-name="T3">有影响</text:span><text:line-break/><text:span text:style-name="T2">    </text:span><text:line-break/><text:span text:style-name="T2">    </text:span><text:span text:style-name="T1">msg uid is 8</text:span><text:line-break/><text:span text:style-name="T2">    </text:span><text:line-break/><text:span text:style-name="T2">    </text:span><text:span text:style-name="T1">msg gid is 8</text:span><text:line-break/><text:span text:style-name="T2">    </text:span><text:line-break/><text:soft-page-break/><text:span text:style-name="T2">    </text:span><text:span text:style-name="T3">参考资料</text:span><text:line-break/><text:span text:style-name="T2">    </text:span><text:line-break/><text:span text:style-name="T2">    </text:span><text:span text:style-name="T1">UNIX</text:span><text:span text:style-name="T3">网络编程第二卷：进程间通信，作者：</text:span><text:span text:style-name="T1">W.Richard Stevens,</text:span><text:span text:style-name="T3">译者：杨继张，清华大学出版社。对</text:span><text:span text:style-name="T1">POSIX</text:span><text:span text:style-name="T3">以及系统</text:span><text:span text:style-name="T1">V</text:span><text:span text:style-name="T3">消息队列都有阐述，对</text:span><text:span text:style-name="T1">Linux</text:span><text:span text:style-name="T3">环境下的程序开发有极大的启发意义。</text:span><text:line-break/><text:span text:style-name="T2">    </text:span><text:line-break/><text:span text:style-name="T2">    </text:span><text:span text:style-name="T1">linux</text:span><text:span text:style-name="T3">内核源代码情景分析（上），毛德操、胡希明着，浙江大学出版社，给出了系统</text:span><text:span text:style-name="T1">V</text:span><text:span text:style-name="T3">消息队列相关的源代码分析。</text:span><text:line-break/><text:span text:style-name="T2">    </text:span><text:line-break/><text:span text:style-name="T2">    </text:span><text:a xlink:type="simple" xlink:href="http://www.fanqiang.com/a4/b2/20010508/113315.html"><text:span text:style-name="T6">http://www.fanqiang.com/a4/b2/20010508/113315.html</text:span></text:a><text:span text:style-name="T1">,</text:span><text:span text:style-name="T3">主要阐述</text:span><text:span text:style-name="T1">linux</text:span><text:span text:style-name="T3">下对文件的操作，详细介绍了对文件的存取权限位，对</text:span><text:span text:style-name="T1">IPC</text:span><text:span text:style-name="T3">对象的存取权限同样具有很好的借鉴意义。</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 PL UKai CN" svg:font-family="'AR PL UKai CN'"/>
    <style:font-face style:name="Lohit Hindi1" svg:font-family="'Lohit Hindi'"/>
    <style:font-face style:name="宋体" svg:font-family="宋体, SimSun"/>
    <style:font-face style:name="Times New Roman" svg:font-family="'Times New Roman'" style:font-family-generic="roman"/>
    <style:font-face style:name="Courier New" svg:font-family="'Courier New'" style:font-family-generic="modern" style:font-pitch="fixed"/>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AR PL UKai CN"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urier New" style:font-name-asian="AR PL UKai CN"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Courier New" fo:font-size="12pt" fo:font-style="italic" style:font-name-asian="AR PL UKai CN"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urier New" style:font-name-asian="AR PL UKai CN"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ng </meta:initial-creator>
    <meta:creation-date>2012-04-25T22:19:41</meta:creation-date>
    <dc:date>2012-04-25T22:20:27</dc:date>
    <dc:creator>wang </dc:creator>
    <meta:editing-duration>P0D</meta:editing-duration>
    <meta:editing-cycles>1</meta:editing-cycles>
    <meta:document-statistic meta:table-count="0" meta:image-count="0" meta:object-count="0" meta:page-count="17" meta:paragraph-count="1" meta:word-count="1787" meta:character-count="13510" meta:non-whitespace-character-count="10661"/>
    <meta:generator>LibreOffice/3.5$Linux_x86 LibreOffice_project/350m1$Build-202</meta:generator>
  </office:meta>
</office:document-meta>
</file>